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e65d" officeooo:paragraph-rsid="0007e65d"/>
    </style:style>
    <style:style style:name="P2" style:family="paragraph" style:parent-style-name="Standard">
      <style:text-properties officeooo:rsid="00083ac2" officeooo:paragraph-rsid="00083ac2"/>
    </style:style>
    <style:style style:name="P3" style:family="paragraph" style:parent-style-name="Standard" style:list-style-name="L1">
      <style:text-properties officeooo:rsid="0007e65d" officeooo:paragraph-rsid="0007e65d"/>
    </style:style>
    <style:style style:name="P4" style:family="paragraph" style:parent-style-name="Standard" style:list-style-name="L1">
      <style:text-properties officeooo:rsid="0008ba07" officeooo:paragraph-rsid="0007e65d"/>
    </style:style>
    <style:style style:name="P5" style:family="paragraph" style:parent-style-name="Standard">
      <style:text-properties officeooo:rsid="00083ac2" officeooo:paragraph-rsid="00083ac2"/>
    </style:style>
    <style:style style:name="P6" style:family="paragraph" style:parent-style-name="Standard">
      <style:text-properties officeooo:rsid="000a29c5" officeooo:paragraph-rsid="000a29c5"/>
    </style:style>
    <style:style style:name="P7" style:family="paragraph" style:parent-style-name="Standard" style:list-style-name="L3">
      <style:text-properties officeooo:rsid="000a29c5" officeooo:paragraph-rsid="000a29c5"/>
    </style:style>
    <style:style style:name="T1" style:family="text">
      <style:text-properties officeooo:rsid="000a29c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Sequence “X</text:span>”</text:p>
      <text:p text:style-name="P1"/>
      <text:p text:style-name="P1">Objectifs:</text:p>
      <text:list xml:id="list1156424427" text:style-name="L1">
        <text:list-item>
          <text:p text:style-name="P3"/>
        </text:list-item>
        <text:list-item>
          <text:p text:style-name="P4"/>
        </text:list-item>
      </text:list>
      <text:p text:style-name="P1"/>
      <text:p text:style-name="P2">Seances</text:p>
      <text:list xml:id="list1628221401" text:style-name="L3">
        <text:list-item>
          <text:p text:style-name="P7">Intro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32:51.740541557</meta:creation-date>
    <dc:date>2023-08-29T16:36:34.291545797</dc:date>
    <meta:editing-duration>PT26M1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7" meta:word-count="9" meta:character-count="40" meta:non-whitespace-character-count="39"/>
  </office:meta>
</office:document-meta>
</file>